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vo Light" svg:font-family="'Chiv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35cm" fo:min-width="4.525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1" draw:marker-end-width="0.3cm" draw:fill="none" draw:opacity="100%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opacity="100%" fo:min-height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7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text-properties style:font-name="Chivo Light"/>
    </style:style>
    <style:style style:name="P6" style:family="paragraph">
      <loext:graphic-properties draw:fill="none" draw:fill-color="#ffffff" draw:opacity="100%"/>
      <style:text-properties style:font-name="Chivo Light"/>
    </style:style>
    <style:style style:name="P7" style:family="paragraph">
      <loext:graphic-properties draw:fill="none" draw:fill-color="#ffffff"/>
      <style:text-properties style:font-name="Chivo Light"/>
    </style:style>
    <style:style style:name="P8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hivo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15cm" svg:height="3.175cm" svg:x="8.285cm" svg:y="6.297cm">
          <text:p text:style-name="P1">Transaction</text:p>
          <text:p text:style-name="P1">Execu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81cm" svg:y1="7.032cm" svg:x2="8.302cm" svg:y2="7.032cm">
          <text:p/>
        </draw:line>
        <draw:line draw:style-name="gr3" draw:text-style-name="P4" draw:layer="layout" svg:x1="4.81cm" svg:y1="7.932cm" svg:x2="8.302cm" svg:y2="7.932cm">
          <text:p/>
        </draw:line>
        <draw:line draw:style-name="gr3" draw:text-style-name="P4" draw:layer="layout" svg:x1="4.81cm" svg:y1="8.832cm" svg:x2="8.302cm" svg:y2="8.832cm">
          <text:p/>
        </draw:line>
        <draw:frame draw:style-name="gr4" draw:text-style-name="P6" draw:layer="layout" svg:width="3.81cm" svg:height="1.009cm" svg:x="4.827cm" svg:y="6.08cm">
          <draw:text-box>
            <text:p text:style-name="P5">Message</text:p>
          </draw:text-box>
        </draw:frame>
        <draw:frame draw:style-name="gr5" draw:text-style-name="P7" draw:layer="layout" svg:width="3.175cm" svg:height="1.009cm" svg:x="4.828cm" svg:y="7.08cm">
          <draw:text-box>
            <text:p text:style-name="P5"><text:span text:style-name="T1">Account</text:span></text:p>
          </draw:text-box>
        </draw:frame>
        <draw:frame draw:style-name="gr5" draw:text-style-name="P7" draw:layer="layout" svg:width="3.175cm" svg:height="1.009cm" svg:x="4.828cm" svg:y="7.98cm">
          <draw:text-box>
            <text:p text:style-name="P5"><text:span text:style-name="T1">Params</text:span></text:p>
          </draw:text-box>
        </draw:frame>
        <draw:line draw:style-name="gr3" draw:text-style-name="P4" draw:layer="layout" svg:x1="13.71cm" svg:y1="7.633cm" svg:x2="17.202cm" svg:y2="7.633cm">
          <text:p/>
        </draw:line>
        <draw:frame draw:style-name="gr5" draw:text-style-name="P7" draw:layer="layout" svg:width="3.175cm" svg:height="1.009cm" svg:x="14.228cm" svg:y="6.781cm">
          <draw:text-box>
            <text:p text:style-name="P5"><text:span text:style-name="T1">Account’</text:span></text:p>
          </draw:text-box>
        </draw:frame>
        <draw:line draw:style-name="gr3" draw:text-style-name="P4" draw:layer="layout" svg:x1="13.71cm" svg:y1="8.734cm" svg:x2="17.202cm" svg:y2="8.734cm">
          <text:p/>
        </draw:line>
        <draw:frame draw:style-name="gr6" draw:text-style-name="P7" draw:layer="layout" svg:width="4.099cm" svg:height="1.009cm" svg:x="14.128cm" svg:y="7.782cm">
          <draw:text-box>
            <text:p text:style-name="P5"><text:span text:style-name="T1">Transaction</text:span></text:p>
          </draw:text-box>
        </draw:frame>
        <draw:g draw:name="mail">
          <draw:custom-shape draw:style-name="gr7" draw:text-style-name="P8" draw:layer="layout" svg:width="1cm" svg:height="1cm" svg:x="4.077cm" svg:y="6.0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8" draw:text-style-name="P9" draw:layer="layout" svg:width="0.499cm" svg:height="0.374cm" svg:x="4.326cm" svg:y="6.391cm" svg:viewBox="0 0 500 375" draw:points="0,0 500,0 500,375 0,375">
            <text:p/>
          </draw:polygon>
          <draw:polyline draw:style-name="gr9" draw:text-style-name="P10" draw:layer="layout" svg:width="0.399cm" svg:height="0.3cm" draw:transform="rotate (-0.644724625686706) translate (4.5065874971017cm 6.1508294263624cm)" svg:viewBox="0 0 400 301" draw:points="0,300 313,301 400,0">
            <text:p/>
          </draw:polyline>
        </draw:g>
        <draw:g draw:name="user-identity">
          <draw:custom-shape draw:style-name="gr10" draw:text-style-name="P8" draw:layer="layout" svg:width="1cm" svg:height="1cm" svg:x="13.633cm" svg:y="6.66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1" draw:layer="layout" svg:width="0.25cm" svg:height="0.25cm" svg:x="14.008cm" svg:y="6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2" draw:text-style-name="P11" draw:layer="layout" svg:width="0.5cm" svg:height="0.438cm" svg:x="13.883cm" svg:y="7.2cm" draw:kind="arc" draw:start-angle="1.12" draw:end-angle="179.38">
            <text:p/>
          </draw:ellipse>
        </draw:g>
        <draw:g draw:name="document-properties">
          <draw:custom-shape draw:style-name="gr13" draw:text-style-name="P8" draw:layer="layout" svg:width="1cm" svg:height="1cm" svg:x="4.077cm" svg:y="8.0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4" draw:text-style-name="P11" draw:layer="layout" svg:width="0.499cm" svg:height="0.499cm" draw:transform="rotate (-3.14159265358979) translate (4.827cm 8.786cm)" svg:viewBox="0 0 500 500" draw:points="0,500 500,500 500,0 0,0">
            <text:p/>
          </draw:polygon>
          <draw:polygon draw:style-name="gr15" draw:text-style-name="P11" draw:layer="layout" svg:width="0.499cm" svg:height="0.124cm" draw:transform="rotate (-3.14159265358979) translate (4.827cm 8.411cm)" svg:viewBox="0 0 500 125" draw:points="0,125 500,125 500,0 0,0">
            <text:p/>
          </draw:polygon>
          <draw:polygon draw:style-name="gr16" draw:text-style-name="P11" draw:layer="layout" svg:width="0.124cm" svg:height="0.249cm" draw:transform="rotate (-3.14159265358979) translate (4.514cm 8.723cm)" svg:viewBox="0 0 125 250" draw:points="0,250 125,250 125,0 0,0">
            <text:p/>
          </draw:polygon>
          <draw:line draw:style-name="gr17" draw:text-style-name="P11" draw:layer="layout" svg:x1="4.764cm" svg:y1="8.473cm" svg:x2="4.577cm" svg:y2="8.473cm">
            <text:p/>
          </draw:line>
          <draw:line draw:style-name="gr18" draw:text-style-name="P11" draw:layer="layout" svg:x1="4.577cm" svg:y1="8.723cm" svg:x2="4.764cm" svg:y2="8.723cm">
            <text:p/>
          </draw:line>
          <draw:line draw:style-name="gr19" draw:text-style-name="P11" draw:layer="layout" svg:x1="4.577cm" svg:y1="8.598cm" svg:x2="4.764cm" svg:y2="8.598cm">
            <text:p/>
          </draw:line>
        </draw:g>
        <draw:g draw:name="document-export">
          <draw:custom-shape draw:style-name="gr20" draw:text-style-name="P8" draw:layer="layout" svg:width="1cm" svg:height="1cm" svg:x="13.633cm" svg:y="7.9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1" draw:text-style-name="P10" draw:layer="layout" svg:width="0.499cm" svg:height="0.374cm" draw:transform="rotate (-1.5707963267949) translate (14.32cm 8.187cm)" svg:viewBox="0 0 500 375" draw:points="375,125 375,375 0,375 0,0 500,0 500,125">
            <text:p/>
          </draw:polyline>
          <draw:polyline draw:style-name="gr22" draw:text-style-name="P10" draw:layer="layout" svg:width="0.176cm" svg:height="0.176cm" draw:transform="rotate (2.35619449019234) translate (14.07cm 8.687cm)" svg:viewBox="0 0 177 177" draw:points="177,177 0,177 0,0">
            <text:p/>
          </draw:polyline>
        </draw:g>
        <draw:g draw:name="user-identity_0">
          <draw:custom-shape draw:style-name="gr23" draw:text-style-name="P8" draw:layer="layout" svg:width="1cm" svg:height="1cm" svg:x="4.077cm" svg:y="7.06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1" draw:layer="layout" svg:width="0.25cm" svg:height="0.25cm" svg:x="4.452cm" svg:y="7.3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1" draw:layer="layout" svg:width="0.5cm" svg:height="0.438cm" svg:x="4.327cm" svg:y="7.601cm" draw:kind="arc" draw:start-angle="1.12" draw:end-angle="179.38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vo Light" svg:font-family="'Chiv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7:34:25.652505311</meta:creation-date>
    <dc:date>2022-02-07T17:46:51.772716814</dc:date>
    <meta:editing-duration>PT12M27S</meta:editing-duration>
    <meta:editing-cycles>2</meta:editing-cycles>
    <meta:generator>LibreOffice/7.1.8.1$Linux_X86_64 LibreOffice_project/10$Build-1</meta:generator>
    <meta:document-statistic meta:object-count="35"/>
  </office:meta>
</office:document-meta>
</file>